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4795b" officeooo:paragraph-rsid="0004795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CE 2230 Programming Assignment 1</text:p>
      <text:p text:style-name="P1">Due Date on Canvas</text:p>
      <text:p text:style-name="P1"/>
      <text:p text:style-name="P1">Simple Item Inventory Program</text:p>
      <text:p text:style-name="P1"/>
      <text:p text:style-name="P1">In a computer game each player has an inventory of items she carries around. <text:s/>We can represent each item as follows:</text:p>
      <text:p text:style-name="P1"/>
      <text:p text:style-name="P1">struct inventory_item {</text:p>
      <text:p text:style-name="P1"><text:tab/>int item_key;</text:p>
      <text:p text:style-name="P1"><text:tab/>int item_type; <text:s/>/* 0 – unknown, 1- potion, 2- scroll, 3- weapon, 4 -armor, etc. */</text:p>
      <text:p text:style-name="P1"><text:tab/>char description [15];</text:p>
      <text:p text:style-name="P1"><text:tab/>float power; <text:s text:c="3"/>/* zero is useless, negative has opposite effect */</text:p>
      <text:p text:style-name="P1"><text:tab/>int modifier; <text:s text:c="2"/>/* +1, -2, etc. */</text:p>
      <text:p text:style-name="P1">};</text:p>
      <text:p text:style-name="P1"/>
      <text:p text:style-name="P1">We need an inventory management system with the following API:</text:p>
      <text:p text:style-name="P1"/>
      <text:p text:style-name="P1">struct inventory *inventory_create();</text:p>
      <text:p text:style-name="P1">int inventory_add(struct inventory *, struct inventory_item *);</text:p>
      <text:p text:style-name="P1">struct inventory_item *inventory_lookup(struct inventory *, int);</text:p>
      <text:p text:style-name="P1">int inventory_delete(struct inventory *, int);</text:p>
      <text:p text:style-name="P1">struct inventory_item *inventory_first(struct inventory *);</text:p>
      <text:p text:style-name="P1">struct inventory_item *inventory_next(struct Inventory *);</text:p>
      <text:p text:style-name="P1">int inventory_destroy(struct inventory *);</text:p>
      <text:p text:style-name="P1"/>
      <text:p text:style-name="P1">A struct inventory refers to the entire inventory. <text:s/>There can be more than one inventory in the game at once. <text:s/>The int arguments refer to the item_key field, used as a unique locator for the item.</text:p>
      <text:p text:style-name="P1"/>
      <text:p text:style-name="P1">The inventory must be implemented as an array. <text:s/>Each inventory array occupies one array slot. <text:s/>Your code must manage the slots. <text:s/>When the Inventory is full inventory_add calls return an error. <text:s/>Each slot of the array should contain a pointer to one of the inventory_item structs above.</text:p>
      <text:p text:style-name="P1"/>
      <text:p text:style-name="P1">All functions returning int should return 0 on success and -1 on error. <text:s/>All functions returning a pointer should return NULL on error. <text:s/>Write a program that tests the database of items. <text:s/>It should read from the command <text:s/>line one of four commands:</text:p>
      <text:p text:style-name="P1"/>
      <text:p text:style-name="P1">&gt; ADD key-data </text:p>
      <text:p text:style-name="P1">&gt; LOOK key-data</text:p>
      <text:p text:style-name="P1">&gt; DEL key-data</text:p>
      <text:p text:style-name="P1">&gt; LIST</text:p>
      <text:p text:style-name="P1">&gt; QUIT</text:p>
      <text:p text:style-name="P1"/>
      <text:p text:style-name="P1">The first word of each command must be written exactly as shown. <text:s/>The remaining words are strings and may be of any length. <text:s/>Commands with an unexpected first word, or with an incorrect number of arguments is ignored and a suitable 1-line error message is printed. <text:s/>The ADD command prompts for each field of the item data, one field on each line, and then prints “Data added”. <text:s/>The item_key should be assigned automatically, unique to each item. <text:s/>The LOOK command prints the key-data and the item data fields, one per line, or the message “Data not found” if an item with the key-data is not present. <text:s/><text:soft-page-break/>The DEL message prints “Data deleted” unless an item with the key-data is not present, in which case is prints “Data not found”. <text:s/>The LIST command should print the whole inventory, one item per line. <text:s/>The command “QUIT” should end the program. <text:s/>This program must use an array of <text:s/>pointers to C structures that contain the information about each item as its storage medium. <text:s/>The code must consist of the following files:</text:p>
      <text:p text:style-name="P1"/>
      <text:p text:style-name="P1"/>
      <text:p text:style-name="P1">inventory.c - <text:s/>which contains the abstract data type code. <text:s/>The interface functions must be exactly as described above. <text:s/>The data must be stored in an array.</text:p>
      <text:p text:style-name="P1">inventory.h – the interface declarations for the ADT.</text:p>
      <text:p text:style-name="P1">lab1.c - which contains the main() function, menu code, commands, user interface, input and output and all other functions not part of the ADT.</text:p>
      <text:p text:style-name="P1"/>
      <text:p text:style-name="P1">All items specified in the ECE223 Programming guide are included as part of this assignment. <text:s/>All code and documents must be turned in by emailing it to assign@assign.ece.clemson.edu with subject line:</text:p>
      <text:p text:style-name="P1"/>
      <text:p text:style-name="P1">ECE223-1,#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4T14:47:47.335021596</meta:creation-date>
    <dc:date>2017-01-14T14:49:00.037346205</dc:date>
    <meta:editing-duration>PT1M14S</meta:editing-duration>
    <meta:editing-cycles>1</meta:editing-cycles>
    <meta:document-statistic meta:table-count="0" meta:image-count="0" meta:object-count="0" meta:page-count="2" meta:paragraph-count="33" meta:word-count="527" meta:character-count="3246" meta:non-whitespace-character-count="2712"/>
    <meta:generator>LibreOffice/5.2.2.2$Linux_X86_64 LibreOffice_project/20m0$Build-2</meta:generator>
  </office:meta>
</office:document-meta>
</file>